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0.5pt" officeooo:rsid="001b80d6" officeooo:paragraph-rsid="001b80d6" style:font-size-asian="10.5pt" style:font-size-complex="10.5pt"/>
    </style:style>
    <style:style style:name="P2" style:family="paragraph" style:parent-style-name="Standard">
      <style:text-properties fo:font-size="10.5pt" officeooo:rsid="001cdd68" officeooo:paragraph-rsid="001cdd68" style:font-size-asian="10.5pt" style:font-size-complex="10.5pt"/>
    </style:style>
    <style:style style:name="P3" style:family="paragraph" style:parent-style-name="Standard">
      <style:text-properties fo:font-size="10.5pt" officeooo:rsid="002051c0" officeooo:paragraph-rsid="002051c0" style:font-size-asian="9.14999961853027pt" style:font-size-complex="10.5pt"/>
    </style:style>
    <style:style style:name="P4" style:family="paragraph" style:parent-style-name="Standard">
      <style:text-properties fo:font-size="15pt" officeooo:rsid="001b80d6" officeooo:paragraph-rsid="001b80d6" style:font-size-asian="15pt" style:font-size-complex="15pt"/>
    </style:style>
    <style:style style:name="P5" style:family="paragraph" style:parent-style-name="Standard">
      <style:text-properties fo:font-size="15pt" officeooo:rsid="002051c0" officeooo:paragraph-rsid="002051c0" style:font-size-asian="15pt" style:font-size-complex="15pt"/>
    </style:style>
    <style:style style:name="P6" style:family="paragraph" style:parent-style-name="Standard">
      <style:text-properties fo:font-size="10.5pt" officeooo:rsid="002051c0" officeooo:paragraph-rsid="002051c0" style:font-size-asian="9.14999961853027pt" style:font-size-complex="10.5pt"/>
    </style:style>
    <style:style style:name="P7" style:family="paragraph" style:parent-style-name="Standard">
      <style:text-properties fo:font-size="10.5pt" officeooo:rsid="00220f0f" officeooo:paragraph-rsid="00220f0f" style:font-size-asian="9.14999961853027pt" style:font-size-complex="10.5pt"/>
    </style:style>
    <style:style style:name="P8" style:family="paragraph" style:parent-style-name="Standard">
      <style:text-properties fo:font-size="15pt" officeooo:rsid="00220f0f" officeooo:paragraph-rsid="00220f0f" style:font-size-asian="15pt" style:font-size-complex="15pt"/>
    </style:style>
    <style:style style:name="T1" style:family="text">
      <style:text-properties fo:font-size="15pt" style:font-size-asian="15pt" style:font-size-complex="15pt"/>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4">Data <text:s text:c="2"/>Structure :</text:p>
        <text:p text:style-name="P1"/>
        <text:p text:style-name="P1"/>
        <text:p text:style-name="P4">Segment Tree Lazy :</text:p>
        <text:p text:style-name="P1"/>
        <text:p text:style-name="P1"/>
        <text:p text:style-name="P1">#include &lt;cstdio&gt;</text:p>
        <text:p text:style-name="P1">#include &lt;cmath&gt;</text:p>
        <text:p text:style-name="P1">#include &lt;cstring&gt;</text:p>
        <text:p text:style-name="P1">#include &lt;cstdlib&gt;</text:p>
        <text:p text:style-name="P1">#include &lt;iostream&gt;</text:p>
        <text:p text:style-name="P1">#include &lt;cmath&gt;</text:p>
        <text:p text:style-name="P1">#include &lt;algorithm&gt;</text:p>
        <text:p text:style-name="P1">#include &lt;list&gt;</text:p>
        <text:p text:style-name="P1">#include &lt;stack&gt;</text:p>
        <text:p text:style-name="P1">#include &lt;utility&gt;</text:p>
        <text:p text:style-name="P1">#include &lt;set&gt;</text:p>
        <text:p text:style-name="P1">#include &lt;ctime&gt;</text:p>
        <text:p text:style-name="P1">#include &lt;string&gt;</text:p>
        <text:p text:style-name="P1">#include &lt;map&gt;</text:p>
        <text:p text:style-name="P1">#include &lt;vector&gt;</text:p>
        <text:p text:style-name="P1">using namespace std;</text:p>
        <text:p text:style-name="P1">long long int tree[100001*3];</text:p>
        <text:p text:style-name="P1">long long int lazy[100001*3];</text:p>
        <text:p text:style-name="P1">void update(int node,int b,int e,int i,int j,int value)</text:p>
        <text:p text:style-name="P1">{</text:p>
        <text:p text:style-name="P1"><text:s text:c="4"/>if(i&gt;e||j&lt;b)return;</text:p>
        <text:p text:style-name="P1"><text:s text:c="4"/>if(b&gt;=i&amp;&amp;e&lt;=j)</text:p>
        <text:p text:style-name="P1"><text:s text:c="4"/>{</text:p>
        <text:p text:style-name="P1"><text:s text:c="8"/>lazy[node]+=value;</text:p>
        <text:p text:style-name="P1"><text:s text:c="8"/>return;</text:p>
        <text:p text:style-name="P1"><text:s text:c="4"/>}</text:p>
        <text:p text:style-name="P1"><text:s text:c="4"/>else</text:p>
        <text:p text:style-name="P1"><text:s text:c="4"/>{</text:p>
        <text:p text:style-name="P1"><text:s text:c="8"/>tree[node]+=(min(e,j)-max(b,i)+1)*value;</text:p>
        <text:p text:style-name="P1"><text:s text:c="8"/>update(node*2,b,(b+e)/2,i,j,value);</text:p>
        <text:p text:style-name="P1"><text:s text:c="8"/>update(node*2+1,(b+e)/2+1,e,i,j,value);</text:p>
        <text:p text:style-name="P1"><text:s text:c="4"/>}</text:p>
        <text:p text:style-name="P1"/>
        <text:p text:style-name="P1">}</text:p>
        <text:p text:style-name="P1">long long int query(int node,int b,int e,int i,int j)</text:p>
        <text:p text:style-name="P1">{</text:p>
        <text:p text:style-name="P1"><text:s text:c="4"/>if(i&gt;e||j&lt;b)return 0;</text:p>
        <text:p text:style-name="P1"><text:s text:c="4"/>else</text:p>
        <text:p text:style-name="P1"><text:s text:c="4"/>{</text:p>
        <text:p text:style-name="P1"><text:s text:c="8"/>tree[node]+=lazy[node]*(e-b+1);</text:p>
        <text:p text:style-name="P1"><text:s text:c="8"/>if(b!=e)</text:p>
        <text:p text:style-name="P1"><text:s text:c="8"/>{</text:p>
        <text:p text:style-name="P1"><text:s text:c="12"/>lazy[node*2]+=lazy[node];</text:p>
        <text:p text:style-name="P1"><text:s text:c="12"/>lazy[node*2+1]+=lazy[node];</text:p>
        <text:p text:style-name="P1"><text:s text:c="8"/>}</text:p>
        <text:p text:style-name="P1"><text:s text:c="8"/>lazy[node]=0;</text:p>
        <text:p text:style-name="P1"><text:s text:c="8"/>if(b&gt;=i&amp;&amp;e&lt;=j)return tree[node];</text:p>
        <text:p text:style-name="P1"><text:s text:c="8"/>else return query(node*2,b,(b+e)/2,i,j)+query(node*2+1,(b+e)/2+1,e,i,j);</text:p>
        <text:p text:style-name="P1"/>
        <text:p text:style-name="P1"><text:s text:c="4"/>}</text:p>
        <text:p text:style-name="P1"/>
        <text:p text:style-name="P1"/>
        <text:p text:style-name="P1">}</text:p>
        <text:p text:style-name="P1"/>
        <text:p text:style-name="P1"/>
        <text:p text:style-name="P1">int main()</text:p>
        <text:p text:style-name="P1">{</text:p>
        <text:p text:style-name="P1"><text:s text:c="4"/>int tc,n,m,x,y,z,c;</text:p>
        <text:p text:style-name="P1"><text:s text:c="4"/>long long int sum;</text:p>
        <text:p text:style-name="P1"><text:s text:c="4"/>scanf("%d",&amp;tc);</text:p>
        <text:p text:style-name="P1"><text:s text:c="4"/>for(int t=1; t&lt;=tc; t++)</text:p>
        <text:p text:style-name="P1"><text:s text:c="4"/>{</text:p>
        <text:p text:style-name="P1"/>
        <text:p text:style-name="P1"><text:s text:c="8"/>memset(tree,0,sizeof(tree));</text:p>
        <text:p text:style-name="P1"><text:s text:c="8"/>memset(lazy,0,sizeof(lazy));</text:p>
        <text:p text:style-name="P1"><text:s text:c="8"/>scanf("%d%d",&amp;n,&amp;m);</text:p>
        <text:p text:style-name="P1"><text:s text:c="8"/>printf("Case %d:\n",t);</text:p>
        <text:p text:style-name="P1"><text:s text:c="8"/>for(int i=1; i&lt;=m; i++)</text:p>
        <text:p text:style-name="P1"><text:s text:c="8"/>{</text:p>
        <text:p text:style-name="P1"><text:s text:c="12"/>scanf("%d",&amp;c);</text:p>
        <text:p text:style-name="P1"><text:s text:c="12"/>if(c==0)</text:p>
        <text:p text:style-name="P1"><text:s text:c="12"/>{</text:p>
        <text:p text:style-name="P1"><text:s text:c="16"/>scanf("%d%d%d",&amp;x,&amp;y,&amp;z);</text:p>
        <text:p text:style-name="P1"><text:s text:c="16"/>update(1,0,n-1,x,y,z);</text:p>
        <text:p text:style-name="P1"><text:s text:c="12"/>}</text:p>
        <text:p text:style-name="P1"><text:s text:c="12"/>else if(c==1)</text:p>
        <text:p text:style-name="P1"><text:s text:c="12"/>{</text:p>
        <text:p text:style-name="P1"><text:s text:c="16"/>scanf("%d%d",&amp;x,&amp;y);</text:p>
        <text:p text:style-name="P1"><text:s text:c="16"/>sum=query(1,0,n-1,x,y);</text:p>
        <text:p text:style-name="P1"><text:s text:c="16"/>printf("%lld\n",sum);</text:p>
        <text:p text:style-name="P1"><text:s text:c="12"/>}</text:p>
        <text:p text:style-name="P1"><text:s text:c="8"/>}</text:p>
        <text:p text:style-name="P1"/>
        <text:p text:style-name="P1"><text:s text:c="4"/>}</text:p>
        <text:p text:style-name="P1"><text:s text:c="4"/>return 0;</text:p>
        <text:p text:style-name="P1">}</text:p>
        <text:p text:style-name="P1"/>
        <text:p text:style-name="P1"/>
        <text:p text:style-name="P1"/>
        <text:p text:style-name="P4">2 D BIT:</text:p>
        <text:p text:style-name="P1"/>
        <text:p text:style-name="P1"/>
        <text:p text:style-name="P1">/*</text:p>
        <text:p text:style-name="P1">As the name says, this problem is about finding the number of points in a rectangle whose sides are parallel to axis. All the points and rectangles consist of 2D Cartesian co-ordinates. A point that lies in the boundary of a rectangle is considered inside.</text:p>
        <text:p text:style-name="P1">Input</text:p>
        <text:p text:style-name="P1">Input starts with an integer T (≤ 10), denoting the number of test cases.</text:p>
        <text:p text:style-name="P1">Each case starts with a line containing an integer q (1 ≤ q ≤ 30000) denoting the number of queries. Each query is <text:soft-page-break/>either one of the following:</text:p>
        <text:p text:style-name="P1">1) <text:s text:c="5"/>0 x y, meaning that you have got a new point whose co-ordinate is (x, y). But the restriction is that, if a point (x, y) is already listed, then this query has no effect.</text:p>
        <text:p text:style-name="P1">2) <text:s text:c="5"/>1 x1 y1 x2 y2 meaning that you are given a rectangle whose lower left co-ordinate is (x1, y1) and upper-right corner is (x2, y2); your task is to find the number of points, given so far, that lie inside this rectangle. You can assume that (x1 &lt; x2, y1 &lt; y2).</text:p>
        <text:p text:style-name="P1">You can assume that the values of the co-ordinates lie between 0 and 1000 (inclusive).</text:p>
        <text:p text:style-name="P1">Output</text:p>
        <text:p text:style-name="P1">For each case, print the case number in a line first. Then for each query type (2), you have to answer the number of points that lie inside that rectangle. Print each of the results in separated lines.</text:p>
        <text:p text:style-name="P1">1</text:p>
        <text:p text:style-name="P1">9</text:p>
        <text:p text:style-name="P1">0 1 1</text:p>
        <text:p text:style-name="P1">0 2 6</text:p>
        <text:p text:style-name="P1">1 1 1 6 6</text:p>
        <text:p text:style-name="P1">1 2 2 5 5</text:p>
        <text:p text:style-name="P1">0 5 5</text:p>
        <text:p text:style-name="P1">1 0 0 6 5</text:p>
        <text:p text:style-name="P1">0 3 3</text:p>
        <text:p text:style-name="P1">0 2 6</text:p>
        <text:p text:style-name="P1">1 2 1 10 10</text:p>
        <text:p text:style-name="P1">Case 1:</text:p>
        <text:p text:style-name="P1">2</text:p>
        <text:p text:style-name="P1">0</text:p>
        <text:p text:style-name="P1">2</text:p>
        <text:p text:style-name="P1">3</text:p>
        <text:p text:style-name="P1">*/</text:p>
        <text:p text:style-name="P1">#include&lt;bits/stdc++.h&gt;</text:p>
        <text:p text:style-name="P1">#define S(a) scanf("%d",&amp;a)</text:p>
        <text:p text:style-name="P1">#define S2(a,b) scanf("%d%d",&amp;a,&amp;b)</text:p>
        <text:p text:style-name="P1">#define SET(a) memset(a,0,sizeof a)</text:p>
        <text:p text:style-name="P1">#define PC printf</text:p>
        <text:p text:style-name="P1">#define P(a) printf("%d\n",a)</text:p>
        <text:p text:style-name="P1">using namespace std;</text:p>
        <text:p text:style-name="P1">#define MX 1002</text:p>
        <text:p text:style-name="P1">#define MD <text:s/>1000000007LL</text:p>
        <text:p text:style-name="P1">#define eps 1e-6</text:p>
        <text:p text:style-name="P1">int a[1003][1003];</text:p>
        <text:p text:style-name="P1">bool b1[1003][1003];</text:p>
        <text:p text:style-name="P1">void update(int x,int y)</text:p>
        <text:p text:style-name="P1">{</text:p>
        <text:p text:style-name="P1"><text:s text:c="4"/>while(x&lt;=MX)</text:p>
        <text:p text:style-name="P1"><text:s text:c="4"/>{</text:p>
        <text:p text:style-name="P1"><text:s text:c="8"/>int yy=y;</text:p>
        <text:p text:style-name="P1"><text:s text:c="8"/>while(yy&lt;=MX)</text:p>
        <text:p text:style-name="P1"><text:s text:c="8"/>{</text:p>
        <text:p text:style-name="P1"><text:s text:c="12"/>a[x][yy]+=1;</text:p>
        <text:p text:style-name="P1"><text:s text:c="12"/>yy+=yy&amp;-yy;</text:p>
        <text:p text:style-name="P1"><text:s text:c="8"/>}</text:p>
        <text:p text:style-name="P1"><text:s text:c="8"/>x+=x&amp;-x;</text:p>
        <text:p text:style-name="P1"><text:s text:c="4"/>}</text:p>
        <text:p text:style-name="P1">}</text:p>
        <text:p text:style-name="P1">int res(int x,int y)</text:p>
        <text:p text:style-name="P1">{</text:p>
        <text:p text:style-name="P1"><text:s text:c="4"/>int sum=0;</text:p>
        <text:p text:style-name="P1"><text:s text:c="4"/>while(x&gt;0)</text:p>
        <text:p text:style-name="P1"><text:s text:c="4"/>{</text:p>
        <text:p text:style-name="P1"><text:s text:c="8"/>int yy=y;</text:p>
        <text:p text:style-name="P1"><text:s text:c="8"/>while(yy&gt;0)</text:p>
        <text:p text:style-name="P1"><text:s text:c="8"/>{</text:p>
        <text:p text:style-name="P1"><text:s text:c="12"/>sum+=a[x][yy];</text:p>
        <text:p text:style-name="P1"><text:s text:c="12"/>yy-=yy&amp;-yy;</text:p>
        <text:p text:style-name="P1"><text:s text:c="8"/>}</text:p>
        <text:p text:style-name="P1"><text:s text:c="8"/>x-=x&amp;-x;</text:p>
        <text:p text:style-name="P1"><text:s text:c="4"/>}</text:p>
        <text:p text:style-name="P1"><text:s text:c="4"/>return sum;</text:p>
        <text:p text:style-name="P1">}</text:p>
        <text:p text:style-name="P1">int main()</text:p>
        <text:p text:style-name="P1">{</text:p>
        <text:p text:style-name="P1"><text:s text:c="4"/>int tc;</text:p>
        <text:p text:style-name="P1"><text:s text:c="4"/>S(tc);</text:p>
        <text:p text:style-name="P1"><text:s text:c="4"/>for(int t=1; t&lt;=tc; t++)</text:p>
        <text:p text:style-name="P1"><text:s text:c="4"/>{</text:p>
        <text:p text:style-name="P1"><text:s text:c="8"/>int n;</text:p>
        <text:p text:style-name="P1"><text:s text:c="8"/>S(n);</text:p>
        <text:p text:style-name="P1"><text:s text:c="8"/>SET(a);</text:p>
        <text:p text:style-name="P1"><text:s text:c="8"/>SET(b1);</text:p>
        <text:p text:style-name="P1"><text:s text:c="8"/>PC("Case %d:\n",t);</text:p>
        <text:p text:style-name="P1"><text:s text:c="8"/>for(int i=1; i&lt;=n; i++)</text:p>
        <text:p text:style-name="P1"><text:s text:c="8"/>{</text:p>
        <text:p text:style-name="P1"><text:s text:c="12"/>int x;</text:p>
        <text:p text:style-name="P1"><text:s text:c="12"/>S(x);</text:p>
        <text:p text:style-name="P1"><text:s text:c="12"/>if(x==0)</text:p>
        <text:p text:style-name="P1"><text:s text:c="12"/>{</text:p>
        <text:p text:style-name="P1"><text:s text:c="16"/>int y,z;</text:p>
        <text:p text:style-name="P1"><text:s text:c="16"/>S2(y,z);</text:p>
        <text:p text:style-name="P1"><text:s text:c="16"/>y++;</text:p>
        <text:p text:style-name="P1"><text:s text:c="16"/>z++;</text:p>
        <text:p text:style-name="P1"><text:s text:c="16"/>if(b1[y][z]==0)</text:p>
        <text:p text:style-name="P1"><text:s text:c="20"/>update(y,z);</text:p>
        <text:p text:style-name="P1"><text:s text:c="16"/>b1[y][z]=1;</text:p>
        <text:p text:style-name="P1"><text:s text:c="12"/>}</text:p>
        <text:p text:style-name="P1"><text:s text:c="12"/>else</text:p>
        <text:p text:style-name="P1"><text:s text:c="12"/>{</text:p>
        <text:p text:style-name="P1"><text:s text:c="16"/>int b,c,y,z;</text:p>
        <text:p text:style-name="P1"><text:s text:c="16"/>S2(b,c);</text:p>
        <text:p text:style-name="P1"><text:s text:c="16"/>b++,c++;</text:p>
        <text:p text:style-name="P1"><text:s text:c="16"/>S2(y,z);</text:p>
        <text:p text:style-name="P1"><text:s text:c="16"/>y++,z++;</text:p>
        <text:p text:style-name="P1"><text:s text:c="16"/>int r=res(y,z);</text:p>
        <text:p text:style-name="P1"><text:s text:c="16"/>int p=y;</text:p>
        <text:p text:style-name="P1"><text:s text:c="16"/>int q=c;</text:p>
        <text:p text:style-name="P1"><text:s text:c="16"/>q--;</text:p>
        <text:p text:style-name="P1"><text:s text:c="16"/>if(q&gt;0)</text:p>
        <text:p text:style-name="P1"><text:s text:c="20"/>r-=res(p,q);</text:p>
        <text:p text:style-name="P1"><text:s text:c="16"/>b--;</text:p>
        <text:p text:style-name="P1"><text:soft-page-break/><text:s text:c="16"/>if(b&gt;0)r-=res(b,z);</text:p>
        <text:p text:style-name="P1"><text:s text:c="16"/>if(b&gt;0&amp;&amp;q&gt;0)r+=res(b,q);</text:p>
        <text:p text:style-name="P1"><text:s text:c="16"/>P(r);</text:p>
        <text:p text:style-name="P1"><text:s text:c="12"/>}</text:p>
        <text:p text:style-name="P1"><text:s text:c="8"/>}</text:p>
        <text:p text:style-name="P1"/>
        <text:p text:style-name="P1"><text:s text:c="4"/>}</text:p>
        <text:p text:style-name="P1"><text:s text:c="4"/>return 0;</text:p>
        <text:p text:style-name="P1">}</text:p>
        <text:p text:style-name="P1"/>
        <text:p text:style-name="P4"/>
        <text:p text:style-name="P4">RMQ:</text:p>
        <text:p text:style-name="P1"/>
        <text:p text:style-name="P1"/>
        <text:p text:style-name="P1">/*</text:p>
        <text:p text:style-name="P1"/>
        <text:p text:style-name="P1">A blog about programming and more programming.</text:p>
        <text:p text:style-name="P1">Range Minimum Query</text:p>
        <text:p text:style-name="P1">with 12 comments</text:p>
        <text:p text:style-name="P1"/>
        <text:p text:style-name="P1">RANGE QUERY</text:p>
        <text:p text:style-name="P1"/>
        <text:p text:style-name="P1">Given a (big) array r[0..n-1], and a lot of queries of certain type. We may want to pre-process the data so that each query can be performed fast. In this section, we use T (f, g) to denote the running time for an algorithm is O(f(n)) for pre-processing, and O(g(n)) for each query.</text:p>
        <text:p text:style-name="P1"/>
        <text:p text:style-name="P1">If the queries are of type getsum(a, b), which asks the sum of all the elements between a and b, inclusive, we have a T (n, 1) algorithm: Compute s[i] to be the sum from r[0] to r[i-1], inclusive, then getsum(a,b) simply returns s[b+1]-s[a].</text:p>
        <text:p text:style-name="P1"/>
        <text:p text:style-name="P1">RANGE MINIMUM QUERY</text:p>
        <text:p text:style-name="P1"/>
        <text:p text:style-name="P1">For the queries of the form getmin(a,b) asks the minimum elements between r[a] and r[b], inclusive, the task is little more hard. The idea is always to get the min in some big ranges, so in the queries we may try to use these big ranges to compute fast. One simple algorithm is T (n,sqrt(n)): Break the n numbers into sqrt(n) regions, each of size sqrt(n). Compute the champion for each region. For each query getmin(a,b), we go from a towards right to the nearest station (at most sqrt(n) steps), then go by at most sqrt(n) stations (big regions) to the nearest station before b, and from there go to b.</text:p>
        <text:p text:style-name="P1"/>
        <text:p text:style-name="P1">Sparse Table (ST) Algorithm</text:p>
        <text:p text:style-name="P1"/>
        <text:p text:style-name="P1">A better approach is to preprocess RMQ for sub arrays of length 2k using dynamic programming. We will keep an array preProcess[0, N-1][0, logN] where preProcess[i][j] is the index of the minimum value in the sub array starting at i having length 2j. For example :</text:p>
        <text:p text:style-name="P1"/>
        <text:p text:style-name="P1">A[0]<text:tab/>A[1]<text:tab/>A[2]<text:tab/>A[3]<text:tab/>A[4]<text:tab/>A[5]</text:p>
        <text:p text:style-name="P1">2<text:tab/>4<text:tab/>3<text:tab/>1<text:tab/>6<text:tab/>7</text:p>
        <text:p text:style-name="P1">For the above array the preProcess[1][0] = 1, preProcess[1][1]=2,preProcess[1][2]=3 and so on. Specifically, we find the minimum in a block of size 2j by comparing the two minima of its two constituent blocks of size 2j-1. More formally, preProcess[i, j] = preProcess[i, j -1] if A[preProcess[i, j -1]] &lt;= A[preProcess[i+2j-1, j -1]] and preProcess[i, j] = preProcess[i+2j-1, j -1] otherwise.</text:p>
        <text:p text:style-name="P1"/>
        <text:p text:style-name="P1">Once we have these values preprocessed, let’s show how we can use them to calculate RMQ(i, j). The idea is to select two blocks that entirely cover the interval [i..j] and <text:s/>find the minimum between them. We select two overlapping blocks that entirely cover the subrange: let 2k be the size of the largest block that fits into the range from i to j, that is let k = log(j – i). Then rmq(i, j) can be computed by comparing the minima of the following two blocks: i to i + 2k – 1 (preProcess(i, k)) and j – 2k + 1 to j (preProcess(j –2k +1, k)). These values have already been computed, so we can find the RMQ in constant time.</text:p>
        <text:p text:style-name="P1"/>
        <text:p text:style-name="P1"><text:s text:c="2"/>rmq</text:p>
        <text:p text:style-name="P1"/>
        <text:p text:style-name="P1"><text:s/>So as shown above if we need to calculate minimum between A[1] and A[5] we will take two sections of size 4 and compare their minimum values to get the answer. Below is a C++ template class implementation :</text:p>
        <text:p text:style-name="P1">int preProcess[1000][10];</text:p>
        <text:p text:style-name="P1">template</text:p>
        <text:p text:style-name="P1">class RMQMin</text:p>
        <text:p text:style-name="P1">{</text:p>
        <text:p text:style-name="P1"><text:s text:c="2"/>T *A;</text:p>
        <text:p text:style-name="P1"><text:s text:c="2"/>public:</text:p>
        <text:p text:style-name="P1"><text:s text:c="4"/>RMQMin(int N,T *array):A(array)</text:p>
        <text:p text:style-name="P1"><text:s text:c="4"/>{</text:p>
        <text:p text:style-name="P1"><text:s text:c="8"/>int i,j;</text:p>
        <text:p text:style-name="P1"><text:s text:c="8"/>for (i=0;i&lt;N;i++)</text:p>
        <text:p text:style-name="P1"><text:s text:c="12"/>preProcess[i][0]=i;</text:p>
        <text:p text:style-name="P1"><text:s text:c="8"/>for (j=1; (1&lt;&lt;j)&lt;=N; j++)</text:p>
        <text:p text:style-name="P1"><text:s text:c="12"/>for (i=0; i+(1&lt;&lt;j)-1&lt;N; i++)</text:p>
        <text:p text:style-name="P1"><text:s text:c="16"/>preProcess[i][j]=</text:p>
        <text:p text:style-name="P1"><text:s text:c="16"/>A[preProcess[i][j-1]]&lt;=</text:p>
        <text:p text:style-name="P1"><text:s text:c="16"/>A[preProcess[i+(1&lt;&lt;(j-1))][j-1]]?</text:p>
        <text:p text:style-name="P1"><text:s text:c="16"/>preProcess[i][j-1]</text:p>
        <text:p text:style-name="P1"><text:s text:c="16"/>:preProcess[i+(1&lt;&lt;(j-1))][j-1];</text:p>
        <text:p text:style-name="P1"><text:s text:c="4"/>}</text:p>
        <text:p text:style-name="P1"/>
        <text:p text:style-name="P1"><text:s text:c="4"/>int query(int start,int end)</text:p>
        <text:p text:style-name="P1"><text:s text:c="4"/>{</text:p>
        <text:p text:style-name="P1"><text:s text:c="8"/>int diff=end-start;</text:p>
        <text:p text:style-name="P1"><text:s text:c="8"/>diff=31 - __builtin_clz(diff+1);</text:p>
        <text:p text:style-name="P1"><text:s text:c="8"/>return A[preProcess[start][diff]]</text:p>
        <text:p text:style-name="P1"><text:s text:c="10"/>&lt;=A[preProcess[end-(1&lt;&lt;diff)+1][diff]]?</text:p>
        <text:p text:style-name="P1"><text:s text:c="10"/>preProcess[start][diff]</text:p>
        <text:p text:style-name="P1"><text:soft-page-break/><text:s text:c="10"/>:preProcess[end-(1&lt;&lt;diff)+1][diff];</text:p>
        <text:p text:style-name="P1"><text:s text:c="4"/>}</text:p>
        <text:p text:style-name="P1">};</text:p>
        <text:p text:style-name="P1">You can simply use the above class for any type of variable(numeric ofcourse). Just keep in mind that you have to declare a preProcess array of size N x log N . So it turns out that the space complexity of the algorithm is O(N <text:s text:c="5"/>log N) and time complexity T(NlogN, 1).</text:p>
        <text:p text:style-name="P1"><text:s text:c="7"/></text:p>
        <text:p text:style-name="P1"/>
        <text:p text:style-name="P1">*/</text:p>
        <text:p text:style-name="P1"/>
        <text:p text:style-name="P1"/>
        <text:p text:style-name="P1"/>
        <text:p text:style-name="P1"/>
        <text:p text:style-name="P1"/>
        <text:p text:style-name="P1"/>
        <text:p text:style-name="P1"><text:span text:style-name="T1">LCA :</text:span><text:line-break/><text:line-break/><text:line-break/>#include&lt;bits/stdc++.h&gt;</text:p>
        <text:p text:style-name="P1">#define I int</text:p>
        <text:p text:style-name="P1">#define LL long long int</text:p>
        <text:p text:style-name="P1">#define UL unsigned long long int</text:p>
        <text:p text:style-name="P1">#define D double</text:p>
        <text:p text:style-name="P1">#define S(a) scanf("%d",&amp;a)</text:p>
        <text:p text:style-name="P1">#define S2(a,b) scanf("%d%d",&amp;a,&amp;b)</text:p>
        <text:p text:style-name="P1">#define S3(a,b,c) scanf("%d%d%d",&amp;a,&amp;b,&amp;c)</text:p>
        <text:p text:style-name="P1">#define P(a) printf("%d\n",a)</text:p>
        <text:p text:style-name="P1">#define PL(a) printf("%lld\n",a)</text:p>
        <text:p text:style-name="P1">#define PB push_back</text:p>
        <text:p text:style-name="P1">#define PT(t) printf("Case %d: ",t)</text:p>
        <text:p text:style-name="P1">#define F(I1,a,b) for(int I1=a;I1&lt;=b;I1++)</text:p>
        <text:p text:style-name="P1">#define FI first</text:p>
        <text:p text:style-name="P1">#define SD second</text:p>
        <text:p text:style-name="P1">#define SC scanf</text:p>
        <text:p text:style-name="P1">#define PC printf</text:p>
        <text:p text:style-name="P1">#define SETR(a) memset(a,-1,sizeof a)</text:p>
        <text:p text:style-name="P1">#define SZ(a) ((int)a.size())</text:p>
        <text:p text:style-name="P1">using namespace std;</text:p>
        <text:p text:style-name="P1">////////define value//////////</text:p>
        <text:p text:style-name="P1">#define MX 2147483645LL</text:p>
        <text:p text:style-name="P1">#define MD <text:s/>1000000007LL</text:p>
        <text:p text:style-name="P1">#define eps 1e-6</text:p>
        <text:p text:style-name="P1">typedef pair&lt;int,int&gt;P;</text:p>
        <text:p text:style-name="P1">vector&lt;P&gt;v[50003];</text:p>
        <text:p text:style-name="P1">int n;</text:p>
        <text:p text:style-name="P1">int lev[50003];</text:p>
        <text:p text:style-name="P1">int par[50003];</text:p>
        <text:p text:style-name="P1">int dis[50003];</text:p>
        <text:p text:style-name="P1">void dfs(int i,int j,int l)</text:p>
        <text:p text:style-name="P1">{</text:p>
        <text:p text:style-name="P1"><text:s text:c="4"/>par[i]=j;</text:p>
        <text:p text:style-name="P1"><text:s text:c="4"/>lev[i]=l;</text:p>
        <text:p text:style-name="P1"><text:s text:c="4"/>for(int k=0; k&lt;v[i].size(); k++)</text:p>
        <text:p text:style-name="P1"><text:s text:c="4"/>{</text:p>
        <text:p text:style-name="P1"><text:s text:c="8"/>int h=v[i][k].first;</text:p>
        <text:p text:style-name="P1"><text:s text:c="8"/>int h1=v[i][k].second;</text:p>
        <text:p text:style-name="P1"><text:s text:c="8"/>if(h!=j)</text:p>
        <text:p text:style-name="P1"><text:s text:c="8"/>{</text:p>
        <text:p text:style-name="P1"><text:s text:c="12"/>dis[h]=dis[i]+h1;</text:p>
        <text:p text:style-name="P1"><text:s text:c="12"/>dfs(h,i,l+1);</text:p>
        <text:p text:style-name="P1"><text:s text:c="8"/>}</text:p>
        <text:p text:style-name="P1"><text:s text:c="4"/>}</text:p>
        <text:p text:style-name="P1"><text:s text:c="4"/>return ;</text:p>
        <text:p text:style-name="P1">}</text:p>
        <text:p text:style-name="P1">int tab[50007][30];</text:p>
        <text:p text:style-name="P1">void preprocess()</text:p>
        <text:p text:style-name="P1">{</text:p>
        <text:p text:style-name="P1"><text:s text:c="4"/>F(i,0,n-1)tab[i][0]=par[i];</text:p>
        <text:p text:style-name="P1"/>
        <text:p text:style-name="P1"><text:s text:c="4"/>for(int i=1; 1&lt;&lt;i&lt;n; i++)</text:p>
        <text:p text:style-name="P1"><text:s text:c="8"/>for(int j=0; j&lt;n; j++)</text:p>
        <text:p text:style-name="P1"><text:s text:c="8"/>{</text:p>
        <text:p text:style-name="P1"><text:s text:c="12"/>if(tab[j][i-1]!=-1) tab[j][i]=tab[tab[j][i-1]][i-1];</text:p>
        <text:p text:style-name="P1"><text:s text:c="8"/>}</text:p>
        <text:p text:style-name="P1">}</text:p>
        <text:p text:style-name="P1">int lca(int a,int b)</text:p>
        <text:p text:style-name="P1">{</text:p>
        <text:p text:style-name="P1"><text:s text:c="4"/>if(lev[a]&gt;lev[b])swap(a,b);</text:p>
        <text:p text:style-name="P1"><text:s text:c="4"/>for(int i=20; i&gt;=0; i--)</text:p>
        <text:p text:style-name="P1"><text:s text:c="4"/>{</text:p>
        <text:p text:style-name="P1"><text:s text:c="8"/>if(lev[b]-(1&lt;&lt;i)&gt;=lev[a]&amp;&amp;lev[b]&gt;=(1&lt;&lt;i))</text:p>
        <text:p text:style-name="P1"><text:s text:c="8"/>{</text:p>
        <text:p text:style-name="P1"><text:s text:c="12"/>b=tab[b][i];</text:p>
        <text:p text:style-name="P1"><text:s text:c="8"/>}</text:p>
        <text:p text:style-name="P1"><text:s text:c="4"/>}</text:p>
        <text:p text:style-name="P1"><text:s text:c="4"/>if(a==b)return a;</text:p>
        <text:p text:style-name="P1"><text:s text:c="4"/>for(int i=20; i&gt;=0; i--)</text:p>
        <text:p text:style-name="P1"><text:s text:c="4"/>{</text:p>
        <text:p text:style-name="P1"><text:s text:c="8"/>if(tab[a][i]!=-1&amp;&amp;tab[a][i]!=tab[b][i])</text:p>
        <text:p text:style-name="P1"><text:s text:c="8"/>{</text:p>
        <text:p text:style-name="P1"><text:s text:c="12"/>a=tab[a][i],b=tab[b][i];</text:p>
        <text:p text:style-name="P1"/>
        <text:p text:style-name="P1"><text:s text:c="8"/>}</text:p>
        <text:p text:style-name="P1"><text:s text:c="4"/>}</text:p>
        <text:p text:style-name="P1"><text:s text:c="4"/>return par[a];</text:p>
        <text:p text:style-name="P1">}</text:p>
        <text:p text:style-name="P1">int main()</text:p>
        <text:p text:style-name="P1">{</text:p>
        <text:p text:style-name="P1"/>
        <text:p text:style-name="P1"><text:s text:c="4"/>S(n);</text:p>
        <text:p text:style-name="P1"><text:s text:c="4"/>F(t,1,n-1)</text:p>
        <text:p text:style-name="P1"><text:s text:c="4"/>{</text:p>
        <text:p text:style-name="P1"><text:s text:c="8"/>int x,y,z;</text:p>
        <text:p text:style-name="P1"><text:s text:c="8"/>S3(x,y,z);</text:p>
        <text:p text:style-name="P1"><text:s text:c="8"/>v[x].PB(make_pair(y,z));</text:p>
        <text:p text:style-name="P1"><text:s text:c="8"/>v[y].PB(make_pair(x,z));</text:p>
        <text:p text:style-name="P1"><text:s text:c="4"/>}</text:p>
        <text:p text:style-name="P1"><text:s text:c="4"/>dis[0]=0;</text:p>
        <text:p text:style-name="P1"><text:s text:c="4"/>dfs(0,0,1);</text:p>
        <text:p text:style-name="P1"><text:soft-page-break/><text:s text:c="4"/>SETR(tab);</text:p>
        <text:p text:style-name="P1"><text:s text:c="4"/>preprocess();</text:p>
        <text:p text:style-name="P1"><text:s text:c="4"/>int m;</text:p>
        <text:p text:style-name="P1"><text:s text:c="4"/>S(m);</text:p>
        <text:p text:style-name="P1"><text:s text:c="4"/>F(i,1,m)</text:p>
        <text:p text:style-name="P1"><text:s text:c="4"/>{</text:p>
        <text:p text:style-name="P1"><text:s text:c="8"/>int x,y;</text:p>
        <text:p text:style-name="P1"><text:s text:c="8"/>S2(x,y);</text:p>
        <text:p text:style-name="P1"><text:s text:c="8"/>int h=lca(x,y);</text:p>
        <text:p text:style-name="P1"><text:s text:c="8"/>PC("%d\n",dis[x]+dis[y]-2*dis[h]);</text:p>
        <text:p text:style-name="P1"><text:s text:c="4"/>}</text:p>
        <text:p text:style-name="P1"/>
        <text:p text:style-name="P1"><text:s text:c="4"/>return 0;</text:p>
        <text:p text:style-name="P1">}</text:p>
        <text:p text:style-name="P1"/>
        <text:p text:style-name="P1"/>
        <text:p text:style-name="P1"/>
        <text:p text:style-name="P1"/>
        <text:p text:style-name="P1"/>
        <text:p text:style-name="P4">Persistent Tree:</text:p>
        <text:p text:style-name="P1"/>
        <text:p text:style-name="P1"/>
        <text:p text:style-name="P1">/*</text:p>
        <text:p text:style-name="P1">You are working for Macrohard company in data structures department. After failing your previous task about key insertion you were asked to write a new data structure that would be able to return quickly k-th order statistics in the array segment.</text:p>
        <text:p text:style-name="P1">That is, given an array a[1 ... n] of different integer numbers, your program must answer a series of questions Q(i, j, k) in the form: "What would be the k-th number in a[i ... j] segment, if this segment was sorted?"</text:p>
        <text:p text:style-name="P1">For example, consider the array a = (1, 5, 2, 6, 3, 7, 4). Let the question be Q(2, 5, 3). The segment a[2 ... 5] is (5, 2, 6, 3). If we sort this segment, we get (2, 3, 5, 6), the third number is 5, and therefore the answer to the question is 5.</text:p>
        <text:p text:style-name="P1">Input</text:p>
        <text:p text:style-name="P1">The first line of the input contains n — the size of the array, and m — the number of questions to answer (1 ≤ n ≤ 100000, 1 ≤ m ≤ 5000).</text:p>
        <text:p text:style-name="P1">The second line contains n different integer numbers not exceeding 10^9 by their absolute values — the array for which the answers should be given.</text:p>
        <text:p text:style-name="P1">The following m lines contain question descriptions, each description consists of three numbers: i, j, and k (1 ≤ i ≤ j ≤ n, 1 ≤ k ≤ j - i + 1) and represents the question Q(i, j, k).</text:p>
        <text:p text:style-name="P1">SAMPLE INPUT</text:p>
        <text:p text:style-name="P1">7 3</text:p>
        <text:p text:style-name="P1">1 5 2 6 3 7 4</text:p>
        <text:p text:style-name="P1">2 5 3</text:p>
        <text:p text:style-name="P1">4 4 1</text:p>
        <text:p text:style-name="P1">1 7 3</text:p>
        <text:p text:style-name="P1">Output</text:p>
        <text:p text:style-name="P1">For each question output the answer to it — the k-th number in sorted</text:p>
        <text:p text:style-name="P1">a[i ... j] segment.</text:p>
        <text:p text:style-name="P1">SAMPLE OUTPUT</text:p>
        <text:p text:style-name="P1">5</text:p>
        <text:p text:style-name="P1">6</text:p>
        <text:p text:style-name="P1">3</text:p>
        <text:p text:style-name="P1">*/</text:p>
        <text:p text:style-name="P1">#include&lt;cfloat&gt;</text:p>
        <text:p text:style-name="P1">#include&lt;climits&gt;</text:p>
        <text:p text:style-name="P1">#include&lt;fstream&gt;</text:p>
        <text:p text:style-name="P1">#include&lt;cstdio&gt;</text:p>
        <text:p text:style-name="P1">#include&lt;cstdlib&gt;</text:p>
        <text:p text:style-name="P1">#include&lt;cmath&gt;</text:p>
        <text:p text:style-name="P1">#include&lt;sstream&gt;</text:p>
        <text:p text:style-name="P1">#include&lt;iostream&gt;</text:p>
        <text:p text:style-name="P1">#include&lt;algorithm&gt;</text:p>
        <text:p text:style-name="P1">#include&lt;map&gt;</text:p>
        <text:p text:style-name="P1">#include&lt;cstring&gt;</text:p>
        <text:p text:style-name="P1">#include&lt;string&gt;</text:p>
        <text:p text:style-name="P1">#include&lt;vector&gt;</text:p>
        <text:p text:style-name="P1">#include&lt;queue&gt;</text:p>
        <text:p text:style-name="P1">#include&lt;stack&gt;</text:p>
        <text:p text:style-name="P1">#include&lt;set&gt;</text:p>
        <text:p text:style-name="P1">#define mk make_pair</text:p>
        <text:p text:style-name="P1">using namespace std;</text:p>
        <text:p text:style-name="P1">#define xx first</text:p>
        <text:p text:style-name="P1">#define yy second</text:p>
        <text:p text:style-name="P1">#define mx <text:s/>100000</text:p>
        <text:p text:style-name="P1"/>
        <text:p text:style-name="P1">typedef pair&lt;int , int &gt;P;</text:p>
        <text:p text:style-name="P1"/>
        <text:p text:style-name="P1">struct node</text:p>
        <text:p text:style-name="P1">{</text:p>
        <text:p text:style-name="P1"><text:s text:c="4"/>int cnt;</text:p>
        <text:p text:style-name="P1"><text:s text:c="4"/>node *l,*r;</text:p>
        <text:p text:style-name="P1"><text:s text:c="4"/>node()</text:p>
        <text:p text:style-name="P1"><text:s text:c="4"/>{</text:p>
        <text:p text:style-name="P1"><text:s text:c="8"/>cnt=0;</text:p>
        <text:p text:style-name="P1"><text:s text:c="8"/>l=r=NULL;</text:p>
        <text:p text:style-name="P1"/>
        <text:p text:style-name="P1"><text:s text:c="4"/>}</text:p>
        <text:p text:style-name="P1">};</text:p>
        <text:p text:style-name="P1">node a[(mx*20)+3];</text:p>
        <text:p text:style-name="P1">node *b[mx+3];</text:p>
        <text:p text:style-name="P1">int avail;</text:p>
        <text:p text:style-name="P1"/>
        <text:p text:style-name="P1">node *update(node *no,int l,int r,int val)</text:p>
        <text:p text:style-name="P1">{</text:p>
        <text:p text:style-name="P1"><text:s text:c="4"/>// cout&lt;&lt;no&lt;&lt;l&lt;&lt;r&lt;&lt;val&lt;&lt;endl;</text:p>
        <text:p text:style-name="P1"><text:s text:c="4"/>node *u=&amp;a[++avail];</text:p>
        <text:p text:style-name="P1"><text:s text:c="4"/>if(no!=NULL)*u=*no;</text:p>
        <text:p text:style-name="P1"><text:s text:c="4"/>u-&gt;cnt++;</text:p>
        <text:p text:style-name="P1"><text:s text:c="4"/>if(l==r)</text:p>
        <text:p text:style-name="P1"><text:s text:c="4"/>{</text:p>
        <text:p text:style-name="P1"><text:s text:c="8"/>return u;</text:p>
        <text:p text:style-name="P1"><text:s text:c="4"/>}</text:p>
        <text:p text:style-name="P1"><text:s text:c="4"/>int mid=(l+r)/2;</text:p>
        <text:p text:style-name="P1"><text:soft-page-break/><text:s text:c="4"/>if(val&lt;=mid)</text:p>
        <text:p text:style-name="P1"><text:s text:c="8"/>u-&gt;l=update(u-&gt;l,l,mid,val);</text:p>
        <text:p text:style-name="P1"><text:s text:c="4"/>else <text:s/>u-&gt;r=update(u-&gt;r,mid+1,r,val);</text:p>
        <text:p text:style-name="P1"><text:s text:c="4"/>return u;</text:p>
        <text:p text:style-name="P1"/>
        <text:p text:style-name="P1">}</text:p>
        <text:p text:style-name="P1">int query(node *le,node *ri,int l,int r,int pos)</text:p>
        <text:p text:style-name="P1">{</text:p>
        <text:p text:style-name="P1"><text:s text:c="4"/>if(l==r)</text:p>
        <text:p text:style-name="P1"><text:s text:c="8"/>return l;</text:p>
        <text:p text:style-name="P1"><text:s text:c="4"/>int sum=0;</text:p>
        <text:p text:style-name="P1"><text:s text:c="4"/>if( ri-&gt;l!=NULL)sum=ri-&gt;l-&gt;cnt;</text:p>
        <text:p text:style-name="P1"><text:s text:c="4"/>if(le!=NULL&amp;&amp;le-&gt;l!=NULL)sum-=le-&gt;l-&gt;cnt;</text:p>
        <text:p text:style-name="P1"><text:s text:c="4"/>int mid=(l+r)/2;</text:p>
        <text:p text:style-name="P1"><text:s text:c="4"/>if(pos&lt;=sum)</text:p>
        <text:p text:style-name="P1"><text:s text:c="4"/>{</text:p>
        <text:p text:style-name="P1"><text:s text:c="8"/>return query(le!=NULL?le-&gt;l:NULL,ri-&gt;l,l,mid,pos);</text:p>
        <text:p text:style-name="P1"><text:s text:c="4"/>}</text:p>
        <text:p text:style-name="P1"><text:s text:c="4"/>else return query(le!=NULL?le-&gt;r:NULL,ri-&gt;r,mid+1,r,pos-sum);</text:p>
        <text:p text:style-name="P1"/>
        <text:p text:style-name="P1"/>
        <text:p text:style-name="P1">}</text:p>
        <text:p text:style-name="P1">P ar[mx+2];</text:p>
        <text:p text:style-name="P1">int br[mx+2];</text:p>
        <text:p text:style-name="P1">int cr[mx+2];</text:p>
        <text:p text:style-name="P1">int main()</text:p>
        <text:p text:style-name="P1">{</text:p>
        <text:p text:style-name="P1"><text:s text:c="4"/>int n,m;</text:p>
        <text:p text:style-name="P1"><text:s text:c="4"/>scanf("%d%d",&amp;n,&amp;m);</text:p>
        <text:p text:style-name="P1"/>
        <text:p text:style-name="P1"><text:s text:c="4"/>for(int i=1; i&lt;=n; i++)</text:p>
        <text:p text:style-name="P1"><text:s text:c="4"/>{</text:p>
        <text:p text:style-name="P1"><text:s text:c="8"/>int x;</text:p>
        <text:p text:style-name="P1"><text:s text:c="8"/>scanf("%d",&amp;ar[i].xx);</text:p>
        <text:p text:style-name="P1"/>
        <text:p text:style-name="P1"><text:s text:c="8"/>ar[i].yy=i;</text:p>
        <text:p text:style-name="P1"><text:s text:c="4"/>}</text:p>
        <text:p text:style-name="P1"><text:s text:c="4"/>sort(ar+1,ar+n+1);</text:p>
        <text:p text:style-name="P1"><text:s text:c="4"/>ar[0].xx=ar[1].xx+1;</text:p>
        <text:p text:style-name="P1"><text:s text:c="4"/>for(int i=1; i&lt;=n; i++)</text:p>
        <text:p text:style-name="P1"><text:s text:c="4"/>{</text:p>
        <text:p text:style-name="P1"><text:s text:c="8"/>if(ar[i].xx!=ar[i-1].xx)</text:p>
        <text:p text:style-name="P1"><text:s text:c="8"/>{</text:p>
        <text:p text:style-name="P1"><text:s text:c="12"/>br[ar[i].yy]=i;</text:p>
        <text:p text:style-name="P1"><text:s text:c="12"/>cr[i]=ar[i].xx;</text:p>
        <text:p text:style-name="P1"/>
        <text:p text:style-name="P1"><text:s text:c="8"/>}</text:p>
        <text:p text:style-name="P1"><text:s text:c="8"/>else br[ar[i].yy]=br[ar[i-1].yy];</text:p>
        <text:p text:style-name="P1"><text:s text:c="4"/>}</text:p>
        <text:p text:style-name="P1"><text:s text:c="4"/>b[0]=NULL;</text:p>
        <text:p text:style-name="P1"><text:s text:c="4"/>for(int i=1; i&lt;=n; i++)</text:p>
        <text:p text:style-name="P1"><text:s text:c="4"/>{</text:p>
        <text:p text:style-name="P1"><text:s text:c="8"/>b[i]=update(b[i-1],1,n,br[i]);//amra br[i] tomo index take 1 barabo</text:p>
        <text:p text:style-name="P1"><text:s text:c="4"/>}</text:p>
        <text:p text:style-name="P1"><text:s text:c="4"/>for(int i=1; i&lt;=m; i++)</text:p>
        <text:p text:style-name="P1"><text:s text:c="4"/>{</text:p>
        <text:p text:style-name="P1"><text:s text:c="8"/>int x,y,z;</text:p>
        <text:p text:style-name="P1"><text:s text:c="8"/>scanf("%d%d%d",&amp;x,&amp;y,&amp;z);</text:p>
        <text:p text:style-name="P1"><text:s text:c="8"/>int u=query(b[x-1],b[y],1,n,z);</text:p>
        <text:p text:style-name="P1"><text:s text:c="8"/>u=cr[u];</text:p>
        <text:p text:style-name="P1"><text:s text:c="8"/>printf("%d\n",u);</text:p>
        <text:p text:style-name="P1"><text:s text:c="4"/>}</text:p>
        <text:p text:style-name="P1"><text:s text:c="4"/>return 0;</text:p>
        <text:p text:style-name="P1">}</text:p>
        <text:p text:style-name="P1"/>
        <text:p text:style-name="P1"/>
        <text:p text:style-name="P1"/>
        <text:p text:style-name="P1"/>
        <text:p text:style-name="P2"><text:span text:style-name="T1">Hashing <text:s/>:</text:span><text:line-break/><text:line-break/><text:line-break/><text:line-break/>#include&lt;bits/stdc++.h&gt;</text:p>
        <text:p text:style-name="P2">using namespace std;</text:p>
        <text:p text:style-name="P2">#define ll long long</text:p>
        <text:p text:style-name="P2">#define SC scanf</text:p>
        <text:p text:style-name="P2">#define S2(a,b) <text:s/>scanf("%lld %lld",&amp;a,&amp;b)</text:p>
        <text:p text:style-name="P2">#define mx 100000ll</text:p>
        <text:p text:style-name="P2">#define md 1000000007ll</text:p>
        <text:p text:style-name="P2">#define B 31ll</text:p>
        <text:p text:style-name="P2">char ch[mx+3];</text:p>
        <text:p text:style-name="P2">ll hash_ch[mx+3];</text:p>
        <text:p text:style-name="P2">ll hash_ul[mx+3];</text:p>
        <text:p text:style-name="P2">ll bm[mx+3];</text:p>
        <text:p text:style-name="P2">ll mdi[mx+3];</text:p>
        <text:p text:style-name="P2">template &lt;class T&gt; inline T BM(T p, T e, T M)</text:p>
        <text:p text:style-name="P2">{</text:p>
        <text:p text:style-name="P2"><text:s text:c="4"/>ll ret = 1;</text:p>
        <text:p text:style-name="P2"><text:s text:c="4"/>for(; e &gt; 0; e &gt;&gt;= 1)</text:p>
        <text:p text:style-name="P2"><text:s text:c="4"/>{</text:p>
        <text:p text:style-name="P2"><text:s text:c="8"/>if(e &amp; 1) ret = (ret * p) % M;</text:p>
        <text:p text:style-name="P2"><text:s text:c="8"/>p = (p * p) % M;</text:p>
        <text:p text:style-name="P2"><text:s text:c="4"/>}</text:p>
        <text:p text:style-name="P2"><text:s text:c="4"/>return (T)ret;</text:p>
        <text:p text:style-name="P2">}</text:p>
        <text:p text:style-name="P2">template &lt;class T&gt; inline T MDINV(T a, T M)</text:p>
        <text:p text:style-name="P2">{</text:p>
        <text:p text:style-name="P2"><text:s text:c="4"/>return BM(a, M - 2, M);</text:p>
        <text:p text:style-name="P2">}</text:p>
        <text:p text:style-name="P2">void cal()</text:p>
        <text:p text:style-name="P2">{</text:p>
        <text:p text:style-name="P2"><text:s text:c="4"/>ll res=1;</text:p>
        <text:p text:style-name="P2"><text:s text:c="4"/>for(ll i=0; i&lt;=mx; i++)</text:p>
        <text:p text:style-name="P2"><text:s text:c="4"/>{</text:p>
        <text:p text:style-name="P2"><text:s text:c="8"/>bm[i]=res;</text:p>
        <text:p text:style-name="P2"><text:s text:c="8"/>mdi[i]=MDINV(res,md);</text:p>
        <text:p text:style-name="P2"><text:s text:c="8"/>res=(res*B)%md;</text:p>
        <text:p text:style-name="P2"><text:s text:c="4"/>}</text:p>
        <text:p text:style-name="P2">}</text:p>
        <text:p text:style-name="P2"><text:soft-page-break/>void hash_function(ll hash_st[])</text:p>
        <text:p text:style-name="P2">{</text:p>
        <text:p text:style-name="P2"><text:s text:c="4"/>ll len=strlen(ch);</text:p>
        <text:p text:style-name="P2"><text:s text:c="4"/>ll bp=1;</text:p>
        <text:p text:style-name="P2"><text:s text:c="4"/>ll res=0;</text:p>
        <text:p text:style-name="P2"><text:s text:c="4"/>for(ll i=0; i&lt;len; i++)</text:p>
        <text:p text:style-name="P2"><text:s text:c="4"/>{</text:p>
        <text:p text:style-name="P2"><text:s text:c="8"/>res=(res+(ch[i]-96)*bp)%md;</text:p>
        <text:p text:style-name="P2"><text:s text:c="8"/>hash_st[i]=res;</text:p>
        <text:p text:style-name="P2"><text:s text:c="8"/>bp=(bp*B)%md;</text:p>
        <text:p text:style-name="P2"><text:s text:c="4"/>}</text:p>
        <text:p text:style-name="P2"/>
        <text:p text:style-name="P2">}</text:p>
        <text:p text:style-name="P2">ll len;</text:p>
        <text:p text:style-name="P2">ll go(ll st,ll en,ll op)</text:p>
        <text:p text:style-name="P2">{</text:p>
        <text:p text:style-name="P2"><text:s text:c="4"/>ll re=0;</text:p>
        <text:p text:style-name="P2"><text:s text:c="4"/>if(op==1)</text:p>
        <text:p text:style-name="P2"><text:s text:c="4"/>{</text:p>
        <text:p text:style-name="P2"><text:s text:c="8"/>st--;</text:p>
        <text:p text:style-name="P2"><text:s text:c="8"/>en--;</text:p>
        <text:p text:style-name="P2"><text:s text:c="8"/>re=hash_ch[en];</text:p>
        <text:p text:style-name="P2"><text:s text:c="8"/>if(st&gt;0)</text:p>
        <text:p text:style-name="P2"><text:s text:c="8"/>{</text:p>
        <text:p text:style-name="P2"><text:s text:c="12"/>re-=hash_ch[st-1];</text:p>
        <text:p text:style-name="P2"><text:s text:c="12"/>if(re&lt;0)re+=md;</text:p>
        <text:p text:style-name="P2"><text:s text:c="12"/>re=(re*mdi[st])%md;</text:p>
        <text:p text:style-name="P2"/>
        <text:p text:style-name="P2"><text:s text:c="8"/>}</text:p>
        <text:p text:style-name="P2"><text:s text:c="4"/>}</text:p>
        <text:p text:style-name="P2"><text:s text:c="4"/>else</text:p>
        <text:p text:style-name="P2"><text:s text:c="4"/>{</text:p>
        <text:p text:style-name="P2"><text:s text:c="8"/>st=len-st;</text:p>
        <text:p text:style-name="P2"/>
        <text:p text:style-name="P2"><text:s text:c="8"/>en=len-en;</text:p>
        <text:p text:style-name="P2"><text:s text:c="8"/>swap(st,en);</text:p>
        <text:p text:style-name="P2"><text:s text:c="8"/>re=hash_ul[en];</text:p>
        <text:p text:style-name="P2"><text:s text:c="8"/>if(st&gt;0)</text:p>
        <text:p text:style-name="P2"><text:s text:c="8"/>{</text:p>
        <text:p text:style-name="P2"><text:s text:c="12"/>re-=hash_ul[st-1];</text:p>
        <text:p text:style-name="P2"><text:s text:c="12"/>if(re&lt;0)re+=md;</text:p>
        <text:p text:style-name="P2"><text:s text:c="12"/>re=(re*mdi[st])%md;</text:p>
        <text:p text:style-name="P2"/>
        <text:p text:style-name="P2"><text:s text:c="8"/>}</text:p>
        <text:p text:style-name="P2"><text:s text:c="4"/>}</text:p>
        <text:p text:style-name="P2"><text:s text:c="4"/>return re;</text:p>
        <text:p text:style-name="P2"/>
        <text:p text:style-name="P2">}</text:p>
        <text:p text:style-name="P2">int main()</text:p>
        <text:p text:style-name="P2">{</text:p>
        <text:p text:style-name="P2"/>
        <text:p text:style-name="P2"><text:s text:c="4"/>SC("%s",ch);</text:p>
        <text:p text:style-name="P2"><text:s text:c="4"/>len=strlen(ch);</text:p>
        <text:p text:style-name="P2"><text:s text:c="4"/>cal();</text:p>
        <text:p text:style-name="P2"><text:s text:c="4"/>hash_function(hash_ch);</text:p>
        <text:p text:style-name="P2"><text:s text:c="4"/>reverse(ch,ch+len);</text:p>
        <text:p text:style-name="P2"><text:s text:c="4"/>hash_function(hash_ul);</text:p>
        <text:p text:style-name="P2"><text:s text:c="4"/>ll st,en;</text:p>
        <text:p text:style-name="P2"><text:s text:c="4"/>S2(st,en);</text:p>
        <text:p text:style-name="P2"><text:s text:c="4"/>cout&lt;&lt; go(st,en,1);//left to right hash</text:p>
        <text:p text:style-name="P2"><text:s text:c="4"/>cout&lt;&lt; go(st,en,2);//Right to left hash</text:p>
        <text:p text:style-name="P2"><text:s text:c="4"/>return 0;</text:p>
        <text:p text:style-name="P2">}</text:p>
        <text:p text:style-name="P2"/>
        <text:p text:style-name="P2"/>
        <text:p text:style-name="P2"/>
        <text:p text:style-name="P2"/>
        <text:p text:style-name="P2"/>
        <text:p text:style-name="P2"/>
        <text:p text:style-name="P2"><text:span text:style-name="T1">TRIE:</text:span><text:line-break/><text:line-break/><text:line-break/>/*</text:p>
        <text:p text:style-name="P2">As you probably know, the human information processor is a wonderful text recognizer that can handle even sentences that are garbled like the following:</text:p>
        <text:p text:style-name="P2">The ACM Itrenntaoial Clloegaite Porgarmmnig Cnotset (IPCC) porvdies clolgee stuetnds wtih ooppriuntetiis to itnrecat wtih sutednts form ohetr uinevsrtieis.</text:p>
        <text:p text:style-name="P2">People have claimed that understanding these sentences works in general when using the following rule: The first and last letters of each word remain unmodified and all the characters in the middle can be reordered freely. Since you are an ACM programmer, you immediately set on to write the following program: Given a sentence and a dictionary of words, how many different sentences can you find that could potentially be mapped to the same encoding?</text:p>
        <text:p text:style-name="P2">Input</text:p>
        <text:p text:style-name="P2">Input starts with an integer T (≤ 20), denoting the number of test cases.</text:p>
        <text:p text:style-name="P2">Each case starts with a line containing the number n (0 ≤ n ≤ 10000) of words in the dictionary, which are printed on the following n lines. After this, there is a line containing the number m (0 ≤ m ≤ 10000) of sentences that should be tested with the preceding dictionary and then m lines containing those sentences. The sentences consist of letters from a to z, A to Z and spaces only and have a maximal length of 10000 characters. For each word in the dictionary a limitation of 100 characters can be assumed. The words are case sensitive. In any case, total number of characters in the sentences will be at most 105. And total characters in the dictionary will be at most 105.</text:p>
        <text:p text:style-name="P2">Output</text:p>
        <text:p text:style-name="P2">For each case, print the case number first. Then for each sentence, output the number of sentences that can be formed on an individual line. Result fits into 32 bit signed integer.</text:p>
        <text:p text:style-name="P2"/>
        <text:p text:style-name="P2"/>
        <text:p text:style-name="P2">1</text:p>
        <text:p text:style-name="P2">8</text:p>
        <text:p text:style-name="P2"><text:soft-page-break/>baggers</text:p>
        <text:p text:style-name="P2">beggars</text:p>
        <text:p text:style-name="P2">in</text:p>
        <text:p text:style-name="P2">the</text:p>
        <text:p text:style-name="P2">blowed</text:p>
        <text:p text:style-name="P2">bowled</text:p>
        <text:p text:style-name="P2">barn</text:p>
        <text:p text:style-name="P2">bran</text:p>
        <text:p text:style-name="P2">1</text:p>
        <text:p text:style-name="P2">beggars bowled in the barn</text:p>
        <text:p text:style-name="P2"/>
        <text:p text:style-name="P2"/>
        <text:p text:style-name="P2">Case 1:</text:p>
        <text:p text:style-name="P2">8</text:p>
        <text:p text:style-name="P2"/>
        <text:p text:style-name="P2"/>
        <text:p text:style-name="P2">*/</text:p>
        <text:p text:style-name="P2">#include&lt;bits/stdc++.h&gt;</text:p>
        <text:p text:style-name="P2">#define I int</text:p>
        <text:p text:style-name="P2">#define LL long long int</text:p>
        <text:p text:style-name="P2">#define UL unsigned long long int</text:p>
        <text:p text:style-name="P2">#define D double</text:p>
        <text:p text:style-name="P2">#define S(a) scanf("%d",&amp;a)</text:p>
        <text:p text:style-name="P2">#define S2(a,b) scanf("%d%d",&amp;a,&amp;b)</text:p>
        <text:p text:style-name="P2">#define S3(a,b,c) scanf("%d%d%d",&amp;a,&amp;b,&amp;c)</text:p>
        <text:p text:style-name="P2">#define SL(a) scanf("%lld",&amp;a)</text:p>
        <text:p text:style-name="P2">#define P(a) printf("%d\n",a)</text:p>
        <text:p text:style-name="P2">#define PL(a) printf("%lld\n",a)</text:p>
        <text:p text:style-name="P2">#define PT(t) printf("Case %d: ",t)</text:p>
        <text:p text:style-name="P2">#define PB(a) push_back(a)</text:p>
        <text:p text:style-name="P2">#define FI first</text:p>
        <text:p text:style-name="P2">#define SD second</text:p>
        <text:p text:style-name="P2">#define SC scanf</text:p>
        <text:p text:style-name="P2">#define PC printf</text:p>
        <text:p text:style-name="P2">#define NL printf("\n")</text:p>
        <text:p text:style-name="P2">#define SET(a) memset(a,0,sizeof a)</text:p>
        <text:p text:style-name="P2">#define SETR(a) memset(a,-1,sizeof a)</text:p>
        <text:p text:style-name="P2">#define SZ(a) ((int)a.size())</text:p>
        <text:p text:style-name="P2"/>
        <text:p text:style-name="P2">using namespace std;</text:p>
        <text:p text:style-name="P2">#define MX 10000000000000;</text:p>
        <text:p text:style-name="P2">#define MD <text:s/>1000000007</text:p>
        <text:p text:style-name="P2">struct node</text:p>
        <text:p text:style-name="P2">{</text:p>
        <text:p text:style-name="P2"><text:s text:c="4"/>int info;</text:p>
        <text:p text:style-name="P2"><text:s text:c="4"/>int in[53];</text:p>
        <text:p text:style-name="P2"><text:s text:c="4"/>node()</text:p>
        <text:p text:style-name="P2"><text:s text:c="4"/>{</text:p>
        <text:p text:style-name="P2"><text:s text:c="8"/>info = 0;</text:p>
        <text:p text:style-name="P2"><text:s text:c="8"/>SET(in);</text:p>
        <text:p text:style-name="P2"><text:s text:c="4"/>}</text:p>
        <text:p text:style-name="P2"/>
        <text:p text:style-name="P2">};</text:p>
        <text:p text:style-name="P2">int counter;</text:p>
        <text:p text:style-name="P2">node data[100005];</text:p>
        <text:p text:style-name="P2">void insert1(char *s,int l)</text:p>
        <text:p text:style-name="P2">{</text:p>
        <text:p text:style-name="P2"><text:s text:c="4"/>if(l &gt; 3)</text:p>
        <text:p text:style-name="P2"><text:s text:c="8"/>sort(s+1, s+l-1);</text:p>
        <text:p text:style-name="P2"><text:s text:c="4"/>int <text:s/>cur = 1;</text:p>
        <text:p text:style-name="P2"><text:s text:c="4"/>for(int i = 0; i &lt; l; i++)</text:p>
        <text:p text:style-name="P2"><text:s text:c="4"/>{</text:p>
        <text:p text:style-name="P2"><text:s text:c="8"/>int id;</text:p>
        <text:p text:style-name="P2"><text:s text:c="8"/>if(s[i] &lt; 97)</text:p>
        <text:p text:style-name="P2"><text:s text:c="12"/>id = s[i] - 64;</text:p>
        <text:p text:style-name="P2"><text:s text:c="8"/>else id = s[i] - 70;</text:p>
        <text:p text:style-name="P2"><text:s text:c="8"/>if(data[cur].in[id] == 0)</text:p>
        <text:p text:style-name="P2"><text:s text:c="8"/>{</text:p>
        <text:p text:style-name="P2"><text:s text:c="12"/>data[cur].in[id] = ++counter;</text:p>
        <text:p text:style-name="P2"><text:s text:c="8"/>}</text:p>
        <text:p text:style-name="P2"><text:s text:c="8"/>cur = data[cur].in[id];</text:p>
        <text:p text:style-name="P2"><text:s text:c="4"/>}</text:p>
        <text:p text:style-name="P2"><text:s text:c="4"/>// NO;</text:p>
        <text:p text:style-name="P2"><text:s text:c="4"/>data[cur].info++;</text:p>
        <text:p text:style-name="P2">}</text:p>
        <text:p text:style-name="P2">int searc1(char *s,int l)</text:p>
        <text:p text:style-name="P2">{</text:p>
        <text:p text:style-name="P2"><text:s text:c="4"/>if(l &gt; 3)</text:p>
        <text:p text:style-name="P2"><text:s text:c="8"/>sort(s+1, s+l-1);</text:p>
        <text:p text:style-name="P2"><text:s text:c="4"/>//cout&lt;&lt;s&lt;&lt;endl;</text:p>
        <text:p text:style-name="P2"><text:s text:c="4"/>int cur = 1;</text:p>
        <text:p text:style-name="P2"><text:s text:c="4"/>for(int i = 0; i &lt; l; i++)</text:p>
        <text:p text:style-name="P2"><text:s text:c="4"/>{</text:p>
        <text:p text:style-name="P2"><text:s text:c="8"/>int id;</text:p>
        <text:p text:style-name="P2"><text:s text:c="8"/>if(s[i] &lt; 97)</text:p>
        <text:p text:style-name="P2"><text:s text:c="12"/>id = s[i] - 64;</text:p>
        <text:p text:style-name="P2"><text:s text:c="8"/>else id = s[i] - 70;</text:p>
        <text:p text:style-name="P2"><text:s text:c="8"/>if(data[cur].in[id] == 0)</text:p>
        <text:p text:style-name="P2"><text:s text:c="8"/>{</text:p>
        <text:p text:style-name="P2"><text:s text:c="12"/>return 0;</text:p>
        <text:p text:style-name="P2"><text:s text:c="8"/>}</text:p>
        <text:p text:style-name="P2"><text:s text:c="8"/>cur = data[cur].in[id];</text:p>
        <text:p text:style-name="P2"><text:s text:c="4"/>}</text:p>
        <text:p text:style-name="P2"><text:s text:c="4"/>return data[cur].info;</text:p>
        <text:p text:style-name="P2">}</text:p>
        <text:p text:style-name="P2">int main()</text:p>
        <text:p text:style-name="P2">{</text:p>
        <text:p text:style-name="P2"><text:s text:c="4"/>int tc, cs = 1;</text:p>
        <text:p text:style-name="P2"><text:s text:c="4"/>S(tc);</text:p>
        <text:p text:style-name="P2"><text:s text:c="4"/>while(tc--)</text:p>
        <text:p text:style-name="P2"><text:s text:c="4"/>{</text:p>
        <text:p text:style-name="P2"><text:s text:c="8"/>counter = 1;</text:p>
        <text:p text:style-name="P2"><text:s text:c="8"/>int n;</text:p>
        <text:p text:style-name="P2"><text:s text:c="8"/>S(n);</text:p>
        <text:p text:style-name="P2"><text:s text:c="8"/>char h[103];</text:p>
        <text:p text:style-name="P2"><text:s text:c="8"/>for(int i = 1; i &lt;= n; i++)</text:p>
        <text:p text:style-name="P2"><text:s text:c="8"/>{</text:p>
        <text:p text:style-name="P2"/>
        <text:p text:style-name="P2"><text:s text:c="12"/>SC("%s",h);</text:p>
        <text:p text:style-name="P2"><text:s text:c="12"/>insert1(h,strlen(h));</text:p>
        <text:p text:style-name="P2"><text:s text:c="8"/>}</text:p>
        <text:p text:style-name="P2"><text:s text:c="8"/>int m;</text:p>
        <text:p text:style-name="P2"><text:soft-page-break/><text:s text:c="8"/>PC("Case %d:\n", cs++);</text:p>
        <text:p text:style-name="P2"><text:s text:c="8"/>S(m);</text:p>
        <text:p text:style-name="P2"><text:s text:c="8"/>getchar();</text:p>
        <text:p text:style-name="P2"><text:s text:c="8"/>while(m--)</text:p>
        <text:p text:style-name="P2"><text:s text:c="8"/>{</text:p>
        <text:p text:style-name="P2"><text:s text:c="12"/>char s[100005],h[102];</text:p>
        <text:p text:style-name="P2"><text:s text:c="12"/>gets(s);</text:p>
        <text:p text:style-name="P2"><text:s text:c="12"/>LL ans = 1;</text:p>
        <text:p text:style-name="P2"><text:s text:c="12"/>istringstream is(s);</text:p>
        <text:p text:style-name="P2"><text:s text:c="12"/>while(is &gt;&gt; h &amp;&amp; ans)</text:p>
        <text:p text:style-name="P2"><text:s text:c="12"/>{</text:p>
        <text:p text:style-name="P2"/>
        <text:p text:style-name="P2"><text:s text:c="16"/>ans *= (LL)searc1(h,strlen(h));</text:p>
        <text:p text:style-name="P2"><text:s text:c="12"/>}</text:p>
        <text:p text:style-name="P2"><text:s text:c="12"/>PL(ans);</text:p>
        <text:p text:style-name="P2"><text:s text:c="8"/>}</text:p>
        <text:p text:style-name="P2"><text:s text:c="8"/>//de();</text:p>
        <text:p text:style-name="P2"><text:s text:c="8"/>SET(data);</text:p>
        <text:p text:style-name="P2"><text:s text:c="4"/>}</text:p>
        <text:p text:style-name="P2"><text:s text:c="4"/>return 0;</text:p>
        <text:p text:style-name="P2">}</text:p>
        <text:p text:style-name="P2"/>
        <text:p text:style-name="P2"/>
        <text:p text:style-name="P2"/>
        <text:p text:style-name="P2"/>
        <text:p text:style-name="P2"/>
        <text:p text:style-name="P5">Square Root Decomposition</text:p>
        <text:p text:style-name="P5"/>
        <text:p text:style-name="P3">/*Sqrt-decomposition is a method, or a data structure allowing in a mode online to perform such operations, as sum calculation on a piece for <text:s/>image and element updating for image.</text:p>
        <text:p text:style-name="P3"/>
        <text:p text:style-name="P3">The data structure based on sqrt-decomposition</text:p>
        <text:p text:style-name="P3">We have an array a[ 0 .. n-1 ]. <text:s text:c="2"/>We must build a structure, which can find a sum of elements a[l..r] for <text:s/>image.</text:p>
        <text:p text:style-name="P3">Let's do precalculating:</text:p>
        <text:p text:style-name="P3">divide our array a into blocks of <text:s/>\sqrt{n} elements and precalculate in every block sum of elements b[i] in them</text:p>
        <text:p text:style-name="P3">length of our blocks will be \sqrt{n}</text:p>
        <text:p text:style-name="P3">So we have this precalculating blocks and we can reply for all requests (l, r). How? We will add to answer all blocks that fully located in interval (l, r). Then add to answer all elements of interval that</text:p>
        <text:p text:style-name="P3">are not included in those blocks. Look at code.</text:p>
        <text:p text:style-name="P3"><text:s text:c="4"/>int n,a[100001],b[100001],s;</text:p>
        <text:p text:style-name="P3"><text:s text:c="4"/>memset(a,sizeof(a),0);</text:p>
        <text:p text:style-name="P3"><text:s text:c="4"/>memset(b,sizeof(b),0);</text:p>
        <text:p text:style-name="P3"><text:s text:c="4"/>cin&gt;&gt;n;</text:p>
        <text:p text:style-name="P3"/>
        <text:p text:style-name="P3"><text:s text:c="4"/>// precalculating</text:p>
        <text:p text:style-name="P3"><text:s text:c="4"/>s=int(sqrt(n + .0))+1; // size of blocks and count of blocks</text:p>
        <text:p text:style-name="P3"><text:s text:c="4"/>for (int i=0;i&lt;n;i++)</text:p>
        <text:p text:style-name="P3"><text:s text:c="4"/>{</text:p>
        <text:p text:style-name="P3"><text:s text:c="8"/>cin&gt;&gt;a[i];</text:p>
        <text:p text:style-name="P3"><text:s text:c="8"/>b[i/s]+=a[i];</text:p>
        <text:p text:style-name="P3"><text:s text:c="4"/>}</text:p>
        <text:p text:style-name="P3"/>
        <text:p text:style-name="P3"><text:s text:c="4"/>// requests</text:p>
        <text:p text:style-name="P3"><text:s text:c="4"/>while(true)</text:p>
        <text:p text:style-name="P3"><text:s text:c="4"/>{</text:p>
        <text:p text:style-name="P3"><text:s text:c="8"/>int l,r;</text:p>
        <text:p text:style-name="P3"><text:s text:c="8"/>cin&gt;&gt;l&gt;&gt;r;</text:p>
        <text:p text:style-name="P3"><text:s text:c="8"/>int ans=0;</text:p>
        <text:p text:style-name="P3"><text:s text:c="8"/>int nl=l/s,nr=r/s; // nl - block that contain l, nr - block that contain r</text:p>
        <text:p text:style-name="P3"><text:s text:c="8"/>if (nl==nr) {for (int i=l;i&lt;=r;i++) ans+=a[i]; cout&lt;&lt;ans&lt;&lt;endl;continue;}</text:p>
        <text:p text:style-name="P3"><text:s text:c="8"/>for (int i=l, j=(nl+1)*s-1; i&lt;=j; i++) ans+=a[i];</text:p>
        <text:p text:style-name="P3"><text:s text:c="8"/>for (int i=nl+1; i&lt;nr-1; i++) ans+=b[i];</text:p>
        <text:p text:style-name="P3"><text:s text:c="8"/>for (int i=nr*s; i&lt;=r; i++) ans+=a[i];</text:p>
        <text:p text:style-name="P3"><text:s text:c="8"/>cout&lt;&lt;ans;</text:p>
        <text:p text:style-name="P3"><text:s text:c="4"/>}</text:p>
        <text:p text:style-name="P3">Similarly we solve the problem of finding the maximum and minimum on the interval.</text:p>
        <text:p text:style-name="P3">For solving problems often used method sqrt-decomposition of the input query.</text:p>
        <text:p text:style-name="P3"/>
        <text:p text:style-name="P3">*/</text:p>
        <text:p text:style-name="P3"/>
        <text:p text:style-name="P3"/>
        <text:p text:style-name="P3"/>
        <text:p text:style-name="P8">Special Thing:</text:p>
        <text:p text:style-name="P8"/>
        <text:p text:style-name="P8"/>
        <text:p text:style-name="P7">/*You are given a tree with N nodes.The tree nodes are numbered from 1 to N.Each node has an integer weight.</text:p>
        <text:p text:style-name="P7"/>
        <text:p text:style-name="P7">We will ask you to perform the following operation:</text:p>
        <text:p text:style-name="P7"/>
        <text:p text:style-name="P7">u v k : ask for the kth minimum weight on the path from node u to node v</text:p>
        <text:p text:style-name="P7">*/</text:p>
        <text:p text:style-name="P7">#include&lt;cfloat&gt;</text:p>
        <text:p text:style-name="P7">#include&lt;climits&gt;</text:p>
        <text:p text:style-name="P7">#include&lt;fstream&gt;</text:p>
        <text:p text:style-name="P7">#include&lt;cstdio&gt;</text:p>
        <text:p text:style-name="P7">#include&lt;cstdlib&gt;</text:p>
        <text:p text:style-name="P7">#include&lt;cmath&gt;</text:p>
        <text:p text:style-name="P7">#include&lt;sstream&gt;</text:p>
        <text:p text:style-name="P7">#include&lt;iostream&gt;</text:p>
        <text:p text:style-name="P7">#include&lt;algorithm&gt;</text:p>
        <text:p text:style-name="P7">#include&lt;map&gt;</text:p>
        <text:p text:style-name="P7">#include&lt;cstring&gt;</text:p>
        <text:p text:style-name="P7">#include&lt;string&gt;</text:p>
        <text:p text:style-name="P7">#include&lt;vector&gt;</text:p>
        <text:p text:style-name="P7">#include&lt;queue&gt;</text:p>
        <text:p text:style-name="P7">#include&lt;stack&gt;</text:p>
        <text:p text:style-name="P7"><text:soft-page-break/>#include&lt;set&gt;</text:p>
        <text:p text:style-name="P7">#include&lt;string.h&gt;</text:p>
        <text:p text:style-name="P7">#define ll long long int</text:p>
        <text:p text:style-name="P7">#define I(a) scanf("%d",&amp;a)</text:p>
        <text:p text:style-name="P7">#define I2(a,b) scanf("%d%d",&amp;a,&amp;b)</text:p>
        <text:p text:style-name="P7">#define I3(a,b,c) scanf("%d%d%d",&amp;a,&amp;b,&amp;c)</text:p>
        <text:p text:style-name="P7">#define PI(a) printf("%d\n",a)</text:p>
        <text:p text:style-name="P7">#define PB push_back</text:p>
        <text:p text:style-name="P7">#define xx first</text:p>
        <text:p text:style-name="P7">#define yy second</text:p>
        <text:p text:style-name="P7">#define SET(a) memset(a,0,sizeof a)</text:p>
        <text:p text:style-name="P7">#define SETR(a) memset(a,-1,sizeof a)</text:p>
        <text:p text:style-name="P7">#define mk make_pair</text:p>
        <text:p text:style-name="P7">using namespace std;</text:p>
        <text:p text:style-name="P7">#define mx <text:s/>100000</text:p>
        <text:p text:style-name="P7">#define md 1000000007</text:p>
        <text:p text:style-name="P7">#define maxp 1000004</text:p>
        <text:p text:style-name="P7">typedef pair&lt;int , int &gt;P;</text:p>
        <text:p text:style-name="P7">typedef vector&lt;int &gt;V;</text:p>
        <text:p text:style-name="P7">////////define value/////</text:p>
        <text:p text:style-name="P7">struct node</text:p>
        <text:p text:style-name="P7">{</text:p>
        <text:p text:style-name="P7"><text:s text:c="4"/>int cnt;</text:p>
        <text:p text:style-name="P7"><text:s text:c="4"/>node *l,*r;</text:p>
        <text:p text:style-name="P7"><text:s text:c="4"/>node()</text:p>
        <text:p text:style-name="P7"><text:s text:c="4"/>{</text:p>
        <text:p text:style-name="P7"><text:s text:c="8"/>cnt=0;</text:p>
        <text:p text:style-name="P7"><text:s text:c="8"/>l=r=NULL;</text:p>
        <text:p text:style-name="P7"><text:s text:c="4"/>}</text:p>
        <text:p text:style-name="P7">};</text:p>
        <text:p text:style-name="P7">node * chL(node *p)</text:p>
        <text:p text:style-name="P7">{</text:p>
        <text:p text:style-name="P7"><text:s text:c="4"/>return (p==NULL?NULL:p-&gt;l);</text:p>
        <text:p text:style-name="P7">}</text:p>
        <text:p text:style-name="P7">node *chR(node *p)</text:p>
        <text:p text:style-name="P7">{</text:p>
        <text:p text:style-name="P7"><text:s text:c="4"/>return (p==NULL?NULL:p-&gt;r);</text:p>
        <text:p text:style-name="P7">}</text:p>
        <text:p text:style-name="P7">P a[mx+4];</text:p>
        <text:p text:style-name="P7">int pr[mx+4];</text:p>
        <text:p text:style-name="P7">int val[mx+4];</text:p>
        <text:p text:style-name="P7">int lev[mx+4];</text:p>
        <text:p text:style-name="P7">vector&lt;int&gt;v[mx+4];</text:p>
        <text:p text:style-name="P7">node tree[mx*20+4];</text:p>
        <text:p text:style-name="P7">node *root[mx+4];</text:p>
        <text:p text:style-name="P7">int avail;</text:p>
        <text:p text:style-name="P7">int vis[mx+4];</text:p>
        <text:p text:style-name="P7">int tab[22][mx+4];</text:p>
        <text:p text:style-name="P7">void sptab()</text:p>
        <text:p text:style-name="P7">{</text:p>
        <text:p text:style-name="P7"><text:s text:c="4"/>for(int i=1; i&lt;=20; i++)</text:p>
        <text:p text:style-name="P7"><text:s text:c="4"/>{</text:p>
        <text:p text:style-name="P7"><text:s text:c="8"/>for(int j=1; j&lt;=mx; j++)</text:p>
        <text:p text:style-name="P7"><text:s text:c="8"/>{</text:p>
        <text:p text:style-name="P7"><text:s text:c="12"/>if(tab[i-1][j]!=-1)</text:p>
        <text:p text:style-name="P7"><text:s text:c="12"/>{</text:p>
        <text:p text:style-name="P7"><text:s text:c="16"/>tab[i][j]=tab[i-1][tab[i-1][j]];</text:p>
        <text:p text:style-name="P7"><text:s text:c="12"/>}</text:p>
        <text:p text:style-name="P7"><text:s text:c="8"/>}</text:p>
        <text:p text:style-name="P7"><text:s text:c="4"/>}</text:p>
        <text:p text:style-name="P7"/>
        <text:p text:style-name="P7">}</text:p>
        <text:p text:style-name="P7">int lca(int x,int y)</text:p>
        <text:p text:style-name="P7">{</text:p>
        <text:p text:style-name="P7"><text:s text:c="4"/>if(lev[x]&gt;lev[y])swap(x,y);</text:p>
        <text:p text:style-name="P7"><text:s text:c="4"/>for(int i=20; i&gt;=0; i--)</text:p>
        <text:p text:style-name="P7"><text:s text:c="4"/>{</text:p>
        <text:p text:style-name="P7"><text:s text:c="8"/>if(tab[i][y]!=-1&amp;&amp;lev[tab[i][y]]&gt;=lev[x])y=tab[i][y];</text:p>
        <text:p text:style-name="P7"><text:s text:c="4"/>}</text:p>
        <text:p text:style-name="P7"><text:s text:c="4"/>if(x==y)return y;</text:p>
        <text:p text:style-name="P7"><text:s text:c="4"/>for(int i=20; i&gt;=0; i--)</text:p>
        <text:p text:style-name="P7"><text:s text:c="4"/>{</text:p>
        <text:p text:style-name="P7"><text:s text:c="8"/>if(tab[i][x]!=tab[i][y])</text:p>
        <text:p text:style-name="P7"><text:s text:c="8"/>{</text:p>
        <text:p text:style-name="P7"><text:s text:c="12"/>x=tab[i][x];</text:p>
        <text:p text:style-name="P7"><text:s text:c="12"/>y=tab[i][y];</text:p>
        <text:p text:style-name="P7"><text:s text:c="8"/>}</text:p>
        <text:p text:style-name="P7"><text:s text:c="4"/>}</text:p>
        <text:p text:style-name="P7"><text:s text:c="4"/>return tab[0][x];</text:p>
        <text:p text:style-name="P7">}</text:p>
        <text:p text:style-name="P7">node *update(node *pre,int l,int r,int val)</text:p>
        <text:p text:style-name="P7">{</text:p>
        <text:p text:style-name="P7"><text:s text:c="4"/>node *u=&amp;tree[++avail];</text:p>
        <text:p text:style-name="P7"><text:s text:c="4"/>if(pre!=NULL)*u=*pre;</text:p>
        <text:p text:style-name="P7"><text:s text:c="4"/>u-&gt;cnt++;</text:p>
        <text:p text:style-name="P7"><text:s text:c="4"/>if(l==r)</text:p>
        <text:p text:style-name="P7"><text:s text:c="4"/>{</text:p>
        <text:p text:style-name="P7"><text:s text:c="8"/>return u;</text:p>
        <text:p text:style-name="P7"><text:s text:c="4"/>}</text:p>
        <text:p text:style-name="P7"><text:s text:c="4"/>int mid=(l+r)/2;</text:p>
        <text:p text:style-name="P7"><text:s text:c="4"/>if(val&lt;=mid)u-&gt;l=update(u-&gt;l,l,mid,val);</text:p>
        <text:p text:style-name="P7"><text:s text:c="4"/>else u-&gt;r=update(u-&gt;r,mid+1,r,val);</text:p>
        <text:p text:style-name="P7"><text:s text:c="4"/>return u;</text:p>
        <text:p text:style-name="P7"/>
        <text:p text:style-name="P7">}</text:p>
        <text:p text:style-name="P7">int query(node *lel,node *ler,node *ril,node *rir,int l,int r,int pos)</text:p>
        <text:p text:style-name="P7">{</text:p>
        <text:p text:style-name="P7"><text:s text:c="4"/>if(l==r)</text:p>
        <text:p text:style-name="P7"><text:s text:c="4"/>{</text:p>
        <text:p text:style-name="P7"><text:s text:c="8"/>return l;</text:p>
        <text:p text:style-name="P7"><text:s text:c="4"/>}</text:p>
        <text:p text:style-name="P7"><text:s text:c="4"/>int mid=(l+r)/2;</text:p>
        <text:p text:style-name="P7"><text:s text:c="4"/>int sum=0;</text:p>
        <text:p text:style-name="P7"><text:s text:c="4"/>if(ler!=NULL&amp;&amp;ler-&gt;l!=NULL)sum+=ler-&gt;l-&gt;cnt;</text:p>
        <text:p text:style-name="P7"><text:s text:c="4"/>if(rir!=NULL&amp;&amp;rir-&gt;l!=NULL)sum+=rir-&gt;l-&gt;cnt;</text:p>
        <text:p text:style-name="P7"><text:s text:c="4"/>if(lel!=NULL&amp;&amp;lel-&gt;l!=NULL)sum-=lel-&gt;l-&gt;cnt;</text:p>
        <text:p text:style-name="P7"><text:s text:c="4"/>if(ril!=NULL&amp;&amp;ril-&gt;l!=NULL)sum-=ril-&gt;l-&gt;cnt;</text:p>
        <text:p text:style-name="P7"><text:s text:c="4"/>if(pos&lt;=sum)</text:p>
        <text:p text:style-name="P7"><text:s text:c="8"/>query(chL(lel),chL(ler),chL(ril),chL(rir),l,mid,pos);</text:p>
        <text:p text:style-name="P7"><text:s text:c="4"/>else return</text:p>
        <text:p text:style-name="P7"><text:s text:c="12"/><text:soft-page-break/>query(chR(lel),chR(ler),chR(ril),chR(rir),mid+1,r,pos-sum);</text:p>
        <text:p text:style-name="P7">}</text:p>
        <text:p text:style-name="P7"/>
        <text:p text:style-name="P7">int main()</text:p>
        <text:p text:style-name="P7">{</text:p>
        <text:p text:style-name="P7"><text:s text:c="4"/>int n,m;</text:p>
        <text:p text:style-name="P7"><text:s text:c="4"/>I2(n,m);</text:p>
        <text:p text:style-name="P7"><text:s text:c="4"/>for(int i=1; i&lt;=n; i++)</text:p>
        <text:p text:style-name="P7"><text:s text:c="4"/>{</text:p>
        <text:p text:style-name="P7"><text:s text:c="8"/>I(a[i].xx);</text:p>
        <text:p text:style-name="P7"><text:s text:c="8"/>a[i].yy=i;</text:p>
        <text:p text:style-name="P7"><text:s text:c="4"/>}</text:p>
        <text:p text:style-name="P7"/>
        <text:p text:style-name="P7"><text:s text:c="4"/>sort(a+1,a+n+1);</text:p>
        <text:p text:style-name="P7"><text:s text:c="4"/>pr[a[1].yy]=1;</text:p>
        <text:p text:style-name="P7"><text:s text:c="4"/>val[1]=a[1].xx;</text:p>
        <text:p text:style-name="P7"><text:s text:c="4"/>for(int i=2; i&lt;=n; i++)</text:p>
        <text:p text:style-name="P7"><text:s text:c="4"/>{</text:p>
        <text:p text:style-name="P7"><text:s text:c="8"/>if(a[i].xx==a[i-1].xx)</text:p>
        <text:p text:style-name="P7"><text:s text:c="8"/>{</text:p>
        <text:p text:style-name="P7"><text:s text:c="12"/>pr[a[i].yy]=pr[a[i-1].yy];</text:p>
        <text:p text:style-name="P7"><text:s text:c="8"/>}</text:p>
        <text:p text:style-name="P7"><text:s text:c="8"/>else</text:p>
        <text:p text:style-name="P7"><text:s text:c="8"/>{</text:p>
        <text:p text:style-name="P7"><text:s text:c="12"/>pr[a[i].yy]=i;</text:p>
        <text:p text:style-name="P7"/>
        <text:p text:style-name="P7"><text:s text:c="12"/>val[i]=a[i].xx;</text:p>
        <text:p text:style-name="P7"><text:s text:c="8"/>}</text:p>
        <text:p text:style-name="P7"><text:s text:c="4"/>}</text:p>
        <text:p text:style-name="P7"><text:s text:c="4"/>for(int i=1; i&lt;=n-1; i++)</text:p>
        <text:p text:style-name="P7"><text:s text:c="4"/>{</text:p>
        <text:p text:style-name="P7"><text:s text:c="8"/>int x,y;</text:p>
        <text:p text:style-name="P7"><text:s text:c="8"/>I2(x,y);</text:p>
        <text:p text:style-name="P7"><text:s text:c="8"/>v[x].PB(y);</text:p>
        <text:p text:style-name="P7"><text:s text:c="8"/>v[y].PB(x);</text:p>
        <text:p text:style-name="P7"><text:s text:c="4"/>}</text:p>
        <text:p text:style-name="P7"><text:s text:c="4"/>SETR(vis);</text:p>
        <text:p text:style-name="P7"><text:s text:c="4"/>SETR(tab);</text:p>
        <text:p text:style-name="P7"><text:s text:c="4"/>vis[1]=0;</text:p>
        <text:p text:style-name="P7"><text:s text:c="4"/>root[0]=NULL;</text:p>
        <text:p text:style-name="P7"><text:s text:c="4"/>queue&lt;int&gt;q;</text:p>
        <text:p text:style-name="P7"><text:s text:c="4"/>lev[1]=1;</text:p>
        <text:p text:style-name="P7"><text:s text:c="4"/>tab[0][1]=-1;</text:p>
        <text:p text:style-name="P7"><text:s text:c="4"/>q.push(1);</text:p>
        <text:p text:style-name="P7"><text:s text:c="4"/>while(!q.empty())</text:p>
        <text:p text:style-name="P7"><text:s text:c="4"/>{</text:p>
        <text:p text:style-name="P7"><text:s text:c="8"/>int f=q.front();</text:p>
        <text:p text:style-name="P7"><text:s text:c="8"/>q.pop();</text:p>
        <text:p text:style-name="P7"><text:s text:c="8"/>root[f]=update(root[vis[f]],1,n,pr[f]);</text:p>
        <text:p text:style-name="P7"><text:s text:c="8"/>for(int i=0; i&lt;v[f].size(); i++)</text:p>
        <text:p text:style-name="P7"><text:s text:c="8"/>{</text:p>
        <text:p text:style-name="P7"><text:s text:c="12"/>int u=v[f][i];</text:p>
        <text:p text:style-name="P7"><text:s text:c="12"/>if(vis[u]==-1)</text:p>
        <text:p text:style-name="P7"><text:s text:c="12"/>{</text:p>
        <text:p text:style-name="P7"><text:s text:c="16"/>vis[u]=f;</text:p>
        <text:p text:style-name="P7"><text:s text:c="16"/>lev[u]=lev[f]+1;</text:p>
        <text:p text:style-name="P7"><text:s text:c="16"/>tab[0][u]=f;</text:p>
        <text:p text:style-name="P7"><text:s text:c="16"/>q.push(u);</text:p>
        <text:p text:style-name="P7"><text:s text:c="12"/>}</text:p>
        <text:p text:style-name="P7"><text:s text:c="8"/>}</text:p>
        <text:p text:style-name="P7"><text:s text:c="4"/>}</text:p>
        <text:p text:style-name="P7"><text:s text:c="4"/>sptab();</text:p>
        <text:p text:style-name="P7"><text:s text:c="4"/>for(int i=1; i&lt;=m; i++)</text:p>
        <text:p text:style-name="P7"><text:s text:c="4"/>{</text:p>
        <text:p text:style-name="P7"><text:s text:c="8"/>int x,y,z;</text:p>
        <text:p text:style-name="P7"><text:s text:c="8"/>I3(x,y,z);</text:p>
        <text:p text:style-name="P7"><text:s text:c="8"/>int lc=lca(x,y);</text:p>
        <text:p text:style-name="P7"><text:s text:c="8"/>int r;</text:p>
        <text:p text:style-name="P7"><text:s text:c="8"/>//cout&lt;&lt; vis[lc]&lt;&lt;endl;</text:p>
        <text:p text:style-name="P7"><text:s text:c="8"/>r=query(root[vis[lc]],root[x],root[lc],root[y],1,n,z);</text:p>
        <text:p text:style-name="P7"><text:s text:c="8"/>r=val[r];</text:p>
        <text:p text:style-name="P7"><text:s text:c="8"/>PI(r);</text:p>
        <text:p text:style-name="P7"><text:s text:c="4"/>}</text:p>
        <text:p text:style-name="P7"><text:s text:c="4"/>return 0;</text:p>
        <text:p text:style-name="P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1T12:04:16.786655094</meta:creation-date>
    <meta:editing-duration>PT2M34S</meta:editing-duration>
    <meta:editing-cycles>4</meta:editing-cycles>
    <meta:generator>LibreOffice/4.2.8.2$Linux_X86_64 LibreOffice_project/420m0$Build-2</meta:generator>
    <dc:date>2015-11-12T23:56:07.946809663</dc:date>
    <meta:document-statistic meta:table-count="0" meta:image-count="0" meta:object-count="0" meta:page-count="11" meta:paragraph-count="939" meta:word-count="3235" meta:character-count="24436" meta:non-whitespace-character-count="18163"/>
  </office:meta>
</office:document-meta>
</file>